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Heading_20_1">
      <style:text-properties fo:font-variant="normal" fo:text-transform="none" fo:color="#333333" style:font-name="Arial" fo:font-size="28pt" fo:letter-spacing="normal" fo:font-style="normal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inked List Implementation in Python (Without a Tail Pointer)</text:h>
      <text:p text:style-name="P1"/>
      <text:p text:style-name="P1">Here's a Python implementation of a singly linked list with the operations you described, both with and without a tail pointer. This version includes various operations like adding, removing, accessing elements, and reversing the list.<text:line-break/><text:line-break/>Linked List Implementation (Without Tail Pointer)<text:line-break/>python<text:line-break/>複製程式碼<text:line-break/>class Node:<text:line-break/> <text:s text:c="3"/>def __init__(self, value=None):<text:line-break/> <text:s text:c="7"/>self.value = value<text:line-break/> <text:s text:c="7"/>self.next = None<text:line-break/><text:line-break/><text:line-break/><text:soft-page-break/>class LinkedList:<text:line-break/> <text:s text:c="3"/>def __init__(self):<text:line-break/> <text:s text:c="7"/>self.head = None<text:line-break/> <text:s text:c="7"/>self._size = 0<text:line-break/><text:line-break/> <text:s text:c="3"/>def size(self):<text:line-break/> <text:s text:c="7"/>"""Returns the number of elements in the list."""<text:line-break/> <text:s text:c="7"/>return self._size<text:line-break/><text:line-break/> <text:s text:c="3"/>def empty(self):<text:line-break/> <text:s text:c="7"/>"""Returns True if the list is empty, False otherwise."""<text:line-break/> <text:s text:c="7"/>return self._size == 0<text:line-break/><text:line-break/> <text:s text:c="3"/>def value_at(self, index):<text:line-break/> <text:s text:c="7"/>"""Returns the value of the node at the given index."""<text:line-break/> <text:s text:c="7"/>if index &lt; 0 or index &gt;= self._size:<text:line-break/> <text:s text:c="11"/>raise IndexError("Index out of bounds")<text:line-break/><text:soft-page-break/> <text:s text:c="7"/>current = self.head<text:line-break/> <text:s text:c="7"/>for _ in range(index):<text:line-break/> <text:s text:c="11"/>current = current.next<text:line-break/> <text:s text:c="7"/>return current.value<text:line-break/><text:line-break/> <text:s text:c="3"/>def push_front(self, value):<text:line-break/> <text:s text:c="7"/>"""Adds an item to the front of the list."""<text:line-break/> <text:s text:c="7"/>new_node = Node(value)<text:line-break/> <text:s text:c="7"/>new_node.next = self.head<text:line-break/> <text:s text:c="7"/>self.head = new_node<text:line-break/> <text:s text:c="7"/>self._size += 1<text:line-break/><text:line-break/> <text:s text:c="3"/>def pop_front(self):<text:line-break/> <text:s text:c="7"/>"""Removes the front item and returns its value."""<text:line-break/> <text:s text:c="7"/>if self.empty():<text:line-break/> <text:s text:c="11"/>raise IndexError("Pop from empty list")<text:line-break/> <text:s text:c="7"/>value = self.head.value<text:line-break/> <text:s text:c="7"/>self.head = self.head.next<text:line-break/><text:soft-page-break/> <text:s text:c="7"/>self._size -= 1<text:line-break/> <text:s text:c="7"/>return value<text:line-break/><text:line-break/> <text:s text:c="3"/>def push_back(self, value):<text:line-break/> <text:s text:c="7"/>"""Adds an item to the end of the list."""<text:line-break/> <text:s text:c="7"/>new_node = Node(value)<text:line-break/> <text:s text:c="7"/>if self.empty():<text:line-break/> <text:s text:c="11"/>self.head = new_node<text:line-break/> <text:s text:c="7"/>else:<text:line-break/> <text:s text:c="11"/>current = self.head<text:line-break/> <text:s text:c="11"/>while current.next:<text:line-break/> <text:s text:c="15"/>current = current.next<text:line-break/> <text:s text:c="11"/>current.next = new_node<text:line-break/> <text:s text:c="7"/>self._size += 1<text:line-break/><text:line-break/> <text:s text:c="3"/>def pop_back(self):<text:line-break/> <text:s text:c="7"/>"""Removes the last item and returns its value."""<text:line-break/> <text:s text:c="7"/>if self.empty():<text:line-break/> <text:s text:c="11"/>raise IndexError("Pop from empty <text:soft-page-break/>list")<text:line-break/> <text:s text:c="7"/>if self._size == 1:<text:line-break/> <text:s text:c="11"/>value = self.head.value<text:line-break/> <text:s text:c="11"/>self.head = None<text:line-break/> <text:s text:c="7"/>else:<text:line-break/> <text:s text:c="11"/>current = self.head<text:line-break/> <text:s text:c="11"/>while current.next.next: <text:s/># Traverse to the second-to-last node<text:line-break/> <text:s text:c="15"/>current = current.next<text:line-break/> <text:s text:c="11"/>value = current.next.value<text:line-break/> <text:s text:c="11"/>current.next = None<text:line-break/> <text:s text:c="7"/>self._size -= 1<text:line-break/> <text:s text:c="7"/>return value<text:line-break/><text:line-break/> <text:s text:c="3"/>def front(self):<text:line-break/> <text:s text:c="7"/>"""Returns the value of the front item."""<text:line-break/> <text:s text:c="7"/>if self.empty():<text:line-break/> <text:s text:c="11"/>raise IndexError("List is empty")<text:line-break/> <text:s text:c="7"/>return self.head.value<text:line-break/><text:line-break/><text:soft-page-break/> <text:s text:c="3"/>def back(self):<text:line-break/> <text:s text:c="7"/>"""Returns the value of the last item."""<text:line-break/> <text:s text:c="7"/>if self.empty():<text:line-break/> <text:s text:c="11"/>raise IndexError("List is empty")<text:line-break/> <text:s text:c="7"/>current = self.head<text:line-break/> <text:s text:c="7"/>while current.next:<text:line-break/> <text:s text:c="11"/>current = current.next<text:line-break/> <text:s text:c="7"/>return current.value<text:line-break/><text:line-break/> <text:s text:c="3"/>def insert(self, index, value):<text:line-break/> <text:s text:c="7"/>"""Inserts a value at the specified index."""<text:line-break/> <text:s text:c="7"/>if index &lt; 0 or index &gt; self._size:<text:line-break/> <text:s text:c="11"/>raise IndexError("Index out of bounds")<text:line-break/> <text:s text:c="7"/>if index == 0:<text:line-break/> <text:s text:c="11"/>self.push_front(value)<text:line-break/> <text:s text:c="7"/>else:<text:line-break/> <text:s text:c="11"/>new_node = Node(value)<text:line-break/> <text:s text:c="11"/>current = self.head<text:line-break/><text:soft-page-break/> <text:s text:c="11"/>for _ in range(index - 1):<text:line-break/> <text:s text:c="15"/>current = current.next<text:line-break/> <text:s text:c="11"/>new_node.next = current.next<text:line-break/> <text:s text:c="11"/>current.next = new_node<text:line-break/> <text:s text:c="11"/>self._size += 1<text:line-break/><text:line-break/> <text:s text:c="3"/>def erase(self, index):<text:line-break/> <text:s text:c="7"/>"""Removes the node at the specified index."""<text:line-break/> <text:s text:c="7"/>if index &lt; 0 or index &gt;= self._size:<text:line-break/> <text:s text:c="11"/>raise IndexError("Index out of bounds")<text:line-break/> <text:s text:c="7"/>if index == 0:<text:line-break/> <text:s text:c="11"/>self.pop_front()<text:line-break/> <text:s text:c="7"/>else:<text:line-break/> <text:s text:c="11"/>current = self.head<text:line-break/> <text:s text:c="11"/>for _ in range(index - 1):<text:line-break/> <text:s text:c="15"/>current = current.next<text:line-break/> <text:s text:c="11"/>current.next = current.next.next<text:line-break/> <text:s text:c="11"/>self._size -= 1<text:line-break/><text:line-break/><text:soft-page-break/> <text:s text:c="3"/>def value_n_from_end(self, n):<text:line-break/> <text:s text:c="7"/>"""Returns the value of the node at the nth position from the end of the list."""<text:line-break/> <text:s text:c="7"/>index = self._size - 1 - n<text:line-break/> <text:s text:c="7"/>return self.value_at(index)<text:line-break/><text:line-break/> <text:s text:c="3"/>def reverse(self):<text:line-break/> <text:s text:c="7"/>"""Reverses the list."""<text:line-break/> <text:s text:c="7"/>prev = None<text:line-break/> <text:s text:c="7"/>current = self.head<text:line-break/> <text:s text:c="7"/>while current:<text:line-break/> <text:s text:c="11"/>next_node = current.next<text:line-break/> <text:s text:c="11"/>current.next = prev<text:line-break/> <text:s text:c="11"/>prev = current<text:line-break/> <text:s text:c="11"/>current = next_node<text:line-break/> <text:s text:c="7"/>self.head = prev<text:line-break/><text:line-break/> <text:s text:c="3"/>def remove_value(self, value):<text:line-break/> <text:s text:c="7"/>"""Removes the first node with the specified value."""<text:line-break/> <text:s text:c="7"/>current = self.head<text:line-break/><text:soft-page-break/> <text:s text:c="7"/>if current and current.value == value:<text:line-break/> <text:s text:c="11"/>self.pop_front()<text:line-break/> <text:s text:c="11"/>return<text:line-break/> <text:s text:c="7"/>while current.next:<text:line-break/> <text:s text:c="11"/>if current.next.value == value:<text:line-break/> <text:s text:c="15"/>current.next = current.next.next<text:line-break/> <text:s text:c="15"/>self._size -= 1<text:line-break/> <text:s text:c="15"/>return<text:line-break/> <text:s text:c="11"/>current = current.next<text:line-break/>Key Operations<text:line-break/>size(): Returns the number of elements in the list.<text:line-break/>empty(): Returns True if the list is empty, otherwise False.<text:line-break/>value_at(index): Returns the value at a given index (0-based).<text:line-break/>push_front(value): Adds a new node to the front of the list.<text:line-break/>pop_front(): Removes the first node and returns its value.<text:line-break/>push_back(value): Adds a new node to the <text:soft-page-break/>end of the list.<text:line-break/>pop_back(): Removes the last node and returns its value.<text:line-break/>front(): Returns the value of the first node.<text:line-break/>back(): Returns the value of the last node.<text:line-break/>insert(index, value): Inserts a node at the given index.<text:line-break/>erase(index): Removes a node at the given index.<text:line-break/>value_n_from_end(n): Returns the value of the node that is n positions from the end.<text:line-break/>reverse(): Reverses the order of nodes in the list.<text:line-break/>remove_value(value): Removes the first node with the given value.<text:line-break/>This version doesn’t use a tail pointer. If you'd like, I can help you modify this to use a tail pointer for more efficient push_back and pop_back operations. Let me know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5T10:36:17.616000000</meta:creation-date>
    <dc:date>2024-09-25T20:31:33.128000000</dc:date>
    <meta:editing-duration>PT24M23S</meta:editing-duration>
    <meta:editing-cycles>1</meta:editing-cycles>
    <meta:document-statistic meta:table-count="0" meta:image-count="0" meta:object-count="0" meta:page-count="10" meta:paragraph-count="2" meta:word-count="685" meta:character-count="5737" meta:non-whitespace-character-count="3892"/>
    <meta:generator>LibreOffice/6.1.6.3$Windows_X86_64 LibreOffice_project/5896ab1714085361c45cf540f76f60673dd96a72</meta:generator>
  </office:meta>
</office:document-meta>
</file>